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2"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P3"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4"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5" style:family="paragraph" style:parent-style-name="Text_20_body" style:list-style-name="">
      <style:paragraph-properties fo:text-align="center" style:justify-single-word="false"/>
      <style:text-properties fo:text-transform="uppercase" fo:color="#4c4c4c" style:font-name="Arial" fo:font-size="26pt" officeooo:rsid="004edfbb" officeooo:paragraph-rsid="004edfbb" style:font-size-asian="26pt" style:font-size-complex="26pt"/>
    </style:style>
    <style:style style:name="P6"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7" style:family="paragraph" style:parent-style-name="Text_20_body" style:list-style-name="">
      <style:paragraph-properties fo:text-align="center" style:justify-single-word="false"/>
      <style:text-properties fo:color="#333333" style:font-name="Calibri1"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8" style:family="paragraph" style:parent-style-name="Text_20_body" style:list-style-name="">
      <style:paragraph-properties fo:text-align="center" style:justify-single-word="false"/>
      <style:text-properties fo:color="#333333" style:font-name="Calibri1" fo:font-size="18pt" fo:language="zxx" fo:country="none" officeooo:rsid="0018232a" officeooo:paragraph-rsid="0018232a" style:font-size-asian="18pt" style:font-size-complex="18pt"/>
    </style:style>
    <style:style style:name="P9" style:family="paragraph" style:parent-style-name="Text_20_body" style:list-style-name="">
      <style:paragraph-properties fo:text-align="center" style:justify-single-word="false"/>
      <style:text-properties fo:color="#333333" style:font-name="Calibri1" fo:font-size="18pt" fo:language="zxx" fo:country="none" officeooo:rsid="004edfbb" officeooo:paragraph-rsid="004edfbb" style:font-size-asian="18pt" style:font-size-complex="18pt"/>
    </style:style>
    <style:style style:name="P10" style:family="paragraph" style:parent-style-name="Text_20_body" style:list-style-name="">
      <style:paragraph-properties fo:text-align="center" style:justify-single-word="false"/>
      <style:text-properties fo:color="#333333" style:font-name="Calibri1" fo:font-size="16pt" fo:language="zxx" fo:country="none" officeooo:rsid="0018232a" officeooo:paragraph-rsid="005f5166" style:font-size-asian="16pt" style:font-size-complex="16pt"/>
    </style:style>
    <style:style style:name="P11" style:family="paragraph" style:parent-style-name="Text_20_body" style:list-style-name="">
      <style:paragraph-properties fo:text-align="center" style:justify-single-word="false"/>
      <style:text-properties style:font-name="Calibri1" fo:font-size="22pt" fo:language="zxx" fo:country="none" officeooo:paragraph-rsid="0018232a" style:font-size-asian="22pt" style:font-size-complex="22pt"/>
    </style:style>
    <style:style style:name="P12" style:family="paragraph" style:parent-style-name="Text_20_body" style:list-style-name="">
      <style:paragraph-properties fo:text-align="center" style:justify-single-word="false"/>
      <style:text-properties style:font-name="Calibri1" fo:font-size="22pt" fo:language="zxx" fo:country="none" officeooo:rsid="0018232a" officeooo:paragraph-rsid="0018232a" style:font-size-asian="22pt" style:font-size-complex="22pt"/>
    </style:style>
    <style:style style:name="P13" style:family="paragraph" style:parent-style-name="Text_20_body" style:list-style-name="">
      <style:paragraph-properties fo:text-align="center" style:justify-single-word="false"/>
      <style:text-properties style:font-name="Calibri1" fo:font-size="6pt" fo:language="zxx" fo:country="none" style:text-underline-style="none" fo:font-weight="normal" officeooo:rsid="0018232a" officeooo:paragraph-rsid="0018232a" style:font-size-asian="5.25pt" style:font-weight-asian="normal" style:font-size-complex="6pt" style:font-weight-complex="normal"/>
    </style:style>
    <style:style style:name="P14" style:family="paragraph" style:parent-style-name="Text_20_body">
      <style:text-properties officeooo:paragraph-rsid="006dc209"/>
    </style:style>
    <style:style style:name="P15" style:family="paragraph" style:parent-style-name="Text_20_body">
      <style:text-properties officeooo:paragraph-rsid="006f0af6"/>
    </style:style>
    <style:style style:name="P16" style:family="paragraph" style:parent-style-name="Heading_20_1" style:master-page-name="Standard">
      <style:paragraph-properties style:page-number="1"/>
    </style:style>
    <style:style style:name="P17" style:family="paragraph" style:parent-style-name="Heading_20_2">
      <style:text-properties officeooo:paragraph-rsid="006d62e1"/>
    </style:style>
    <style:style style:name="P18" style:family="paragraph" style:parent-style-name="Heading_20_3">
      <style:text-properties officeooo:paragraph-rsid="006d62e1"/>
    </style:style>
    <style:style style:name="P19" style:family="paragraph" style:parent-style-name="Header">
      <style:paragraph-properties fo:text-align="start" style:justify-single-word="false" fo:padding="0.101cm" fo:border-left="none" fo:border-right="none" fo:border-top="none" fo:border-bottom="0.31pt solid #008080" style:shadow="none">
        <style:tab-stops>
          <style:tab-stop style:position="7.408cm" style:type="center"/>
          <style:tab-stop style:position="19.129cm" style:type="right"/>
        </style:tab-stops>
      </style:paragraph-properties>
      <style:text-properties officeooo:paragraph-rsid="00504370"/>
    </style:style>
    <style:style style:name="P20"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1" officeooo:rsid="0015c3c3"/>
    </style:style>
    <style:style style:name="T7" style:family="text">
      <style:text-properties officeooo:rsid="006c5a70"/>
    </style:style>
    <style:style style:name="T8" style:family="text">
      <style:text-properties officeooo:rsid="006d62e1"/>
    </style:style>
    <style:style style:name="T9" style:family="text">
      <style:text-properties officeooo:rsid="006dc209"/>
    </style:style>
    <style:style style:name="T10" style:family="text">
      <style:text-properties officeooo:rsid="006f0af6"/>
    </style:style>
    <style:style style:name="T11" style:family="text">
      <style:text-properties officeooo:rsid="007068fa"/>
    </style:style>
    <style:style style:name="T12" style:family="text">
      <style:text-properties officeooo:rsid="007244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4" text:outline-level="1"/>
      <text:h text:style-name="P4" text:outline-level="1"/>
      <text:h text:style-name="P5" text:outline-level="1"><text:title>Data Mining</text:title></text:h>
      <text:h text:style-name="P6" text:outline-level="1"/>
      <text:h text:style-name="P10" text:outline-level="1">- <text:subject>Versuch 5: Merkmalsextraktion mit der Nicht-Negativen Matrixfaktorisierung</text:subject> -</text:h>
      <text:h text:style-name="P10" text:outline-level="1"/>
      <text:h text:style-name="P11"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7" text:outline-level="1">Teammitglieder</text:h>
      <text:h text:style-name="P13" text:outline-level="1"><draw:line text:anchor-type="paragraph" draw:z-index="0" draw:style-name="gr1" draw:text-style-name="P20" svg:x1="5.376cm" svg:y1="-0.065cm" svg:x2="13.172cm" svg:y2="-0.065cm"><text:p/></draw:line></text:h>
      <text:h text:style-name="P8" text:outline-level="1">J<text:span text:style-name="T5">an</text:span>Horak</text:h>
      <text:h text:style-name="P9" text:outline-level="1">Ralf Palyov</text:h>
      <text:h text:style-name="P8" text:outline-level="1"><text:span text:style-name="T5">Andreas</text:span> Mayer</text:h>
      <text:h text:style-name="P16" text:outline-level="1"><text:span text:style-name="T7">2.1 <text:s text:c="3"/>RSS Nachrichten Feeds einbinden und parsen</text:span></text:h>
      <text:h text:style-name="Heading_20_2" text:outline-level="2"><text:span text:style-name="T7">2. <text:s text:c="3"/>Binden Sie die Bibliothek feedparser ein. Übergeben Sie der Funktion feedparser.parse() die Elemente der angelegten Feed-Liste.</text:span></text:h>
      <text:h text:style-name="Heading_20_3" text:outline-level="3"><text:span text:style-name="T7">Was für eine Datenstruktur liefert die Funktion zurück?</text:span></text:h>
      <text:h text:style-name="Heading_20_3" text:outline-level="3"><text:span text:style-name="T7">Wie kann auf den Titel und die Beschreibung des RSS-Feeds zugegriffen werden?</text:span></text:h>
      <text:h text:style-name="Heading_20_3" text:outline-level="3"><text:span text:style-name="T7">Lassen <text:s/>Sie <text:s/>sich <text:s/>die <text:s/>Titel <text:s/>und <text:s/>Inhalte <text:s/>der <text:s/>aktuellen <text:s/>Artikel <text:s/>der <text:s/>von <text:s/>Ihnen <text:s/>ausgewählten Nachrichten-Feeds anzeigen.</text:span></text:h>
      <text:h text:style-name="Heading_20_1" text:outline-level="1"><text:span text:style-name="T7">2.2 <text:s text:c="3"/>Sammeln und speichern aller Worte der aktuellen Artikel aller eingebundenen Feeds</text:span></text:h>
      <text:h text:style-name="P17" text:outline-level="2"><text:span text:style-name="T8">2.2.1 <text:s text:c="3"/>Worte sammeln</text:span></text:h>
      <text:h text:style-name="P18" text:outline-level="3"><text:span text:style-name="T8">Erklären Sie den Ablauf und die Rückgabewerte der Funktionen stripHtml(h) und separatewords(text) und nehmen Sie diese in das File newsfeatures.py auf.</text:span></text:h>
      <text:p text:style-name="P14"><text:span text:style-name="T9">Der Funktion stripHtml(h) wird ein String übergeben. In diesem String werden alle HTML Tags entfernt um etwaige Bilder oder andere HTML Elemente aus dem Text zu entfernen. Das Ergebnis ist der reine Text, dieser wird zurückgegeben. Im Detail wird der Text Zeichenweise abgearbeitet, wobei fast Zeichen zum Ergebnisstring hinzugefügt wird. Die Ausnahme sind die Zeichen „&lt;“, „&gt;“ und alle Zeichen die sich zwischen diesen zwei befinden. Die Funktion erreicht dies, indem beim Zeichen „&lt;“ eine Variable auf den Wert 1 gesetzt wird. Diese Variable wird beim Zeichen „&gt;“ wieder auf 0 gesetzt. Solange sie den Wert 1 hat, werden keine Zeichen in den Ergebnisstring übernommen.</text:span></text:p>
      <text:p text:style-name="P15"><text:span text:style-name="T10">Die Funktion separatewords(text) erwartet einen String der einen Text enthält. Dieser Text wird in seine Worte zerlegt und diese dann bereinigt als Liste zurück gegeben. Bereinigen bedeutet hier, dass nur Worte die mehr als vier Buchstaben enthalten </text:span><text:span text:style-name="T11">und kein Stopwort sind berücksichtigt werden. Stopworte sind Worte die keine relevante Information enthalten, wie Artikel. Hier wird eine englische Stopwortliste verwendet die vom Python Package nltk.corpus bereitgestellt wird.</text:span></text:p>
      <text:h text:style-name="Heading_20_1" text:outline-level="1"><text:span text:style-name="T12">2.3 <text:s text:c="3"/>Anzeige der Merkmale und der Gewichte</text:span></text:h>
      <text:h text:style-name="Heading_20_2" text:outline-level="2"><text:span text:style-name="T12">2.3.3 <text:s text:c="3"/>Implementierung</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1" svg:font-family="Calibri"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left="1.131cm" fo:margin-right="0cm" fo:margin-top="1cm" fo:margin-bottom="0.3cm" style:contextual-spacing="false" fo:text-indent="-1.131cm" style:auto-text-indent="false" style:page-number="auto" style:shadow="none">
        <style:tab-stops/>
      </style:paragraph-properties>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2cm" fo:margin-right="0cm" fo:margin-top="0.7cm" fo:margin-bottom="0.199cm" style:contextual-spacing="false" fo:text-indent="-0.72cm" style:auto-text-indent="false" style:page-number="auto" style:shadow="none">
        <style:tab-stops/>
      </style:paragraph-properties>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7.408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1"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title>Data Mining</text:title></text:span><text:span text:style-name="MT2"><text:tab/><text:tab/></text:span><text:span text:style-name="MT3"><text:subject>Versuch 5: Merkmalsextraktion mit der Nicht-Negativen Matrixfaktorisierung</text:subject></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1</text:page-number></text:span></text:p>
      </style:footer>
    </style:master-page>
    <style:master-page style:name="First_20_Page" style:display-name="First Page" style:page-layout-name="Mpm2" style:next-style-name="Standard">
      <style:header>
        <text:p text:style-name="MP3"><text:date style:data-style-name="N76" text:date-value="2013-11-25T12:55:04.67">25. November 2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date>2013-11-25T12:55:04.63</dc:date>
    <meta:editing-duration>PT8H26M51S</meta:editing-duration>
    <meta:editing-cycles>78</meta:editing-cycles>
    <meta:print-date>2013-06-06T19:05:46.51</meta:print-date>
    <dc:subject>Versuch 5: Merkmalsextraktion mit der Nicht-Negativen Matrixfaktorisierung</dc:subject>
    <dc:title>Data Mining</dc:title>
    <meta:document-statistic meta:table-count="0" meta:image-count="0" meta:object-count="0" meta:page-count="3" meta:paragraph-count="21" meta:word-count="319" meta:character-count="2224" meta:non-whitespace-character-count="1889"/>
  </office:meta>
</office:document-meta>
</file>